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ederico chatrian</meta:initial-creator>
    <dc:creator>federico chatrian</dc:creator>
    <meta:creation-date>2020-06-26T20:36:00Z</meta:creation-date>
    <dc:date>2020-06-26T20:37:00Z</dc:date>
    <meta:template xlink:href="Normal.dotm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